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rsid="00162397" officeooo:paragraph-rsid="00162397"/>
    </style:style>
    <style:style style:name="P3" style:family="paragraph" style:parent-style-name="Standard">
      <style:text-properties fo:font-weight="normal" officeooo:rsid="00162397" officeooo:paragraph-rsid="00162397" style:font-weight-asian="normal" style:font-weight-complex="normal"/>
    </style:style>
    <style:style style:name="P4" style:family="paragraph" style:parent-style-name="Standard">
      <style:text-properties fo:font-weight="normal" officeooo:rsid="00162397" officeooo:paragraph-rsid="00183704" style:font-weight-asian="normal" style:font-weight-complex="normal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62397" officeooo:paragraph-rsid="00162397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162397" style:font-size-asian="14pt" style:font-size-complex="14pt"/>
    </style:style>
    <style:style style:name="P9" style:family="paragraph" style:parent-style-name="Standard">
      <style:text-properties fo:font-size="14pt" officeooo:rsid="00162397" officeooo:paragraph-rsid="00162397" style:font-size-asian="14pt" style:font-size-complex="14pt"/>
    </style:style>
    <style:style style:name="P10" style:family="paragraph" style:parent-style-name="Standard">
      <style:text-properties fo:font-size="14pt" officeooo:rsid="0016637a" officeooo:paragraph-rsid="00162397" style:font-size-asian="14pt" style:font-size-complex="14pt"/>
    </style:style>
    <style:style style:name="P11" style:family="paragraph" style:parent-style-name="Standard">
      <style:text-properties fo:font-size="14pt" officeooo:rsid="0016637a" officeooo:paragraph-rsid="0016637a" style:font-size-asian="14pt" style:font-size-complex="14pt"/>
    </style:style>
    <style:style style:name="P12" style:family="paragraph" style:parent-style-name="Standard">
      <style:text-properties fo:font-size="14pt" fo:font-weight="normal" officeooo:rsid="0016637a" officeooo:paragraph-rsid="0016239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83704" officeooo:paragraph-rsid="0016239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83704" officeooo:paragraph-rsid="0018370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officeooo:rsid="0016637a" officeooo:paragraph-rsid="00162397" style:font-size-asian="14pt" style:font-size-complex="14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normal" officeooo:rsid="0016637a" officeooo:paragraph-rsid="0016239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normal" officeooo:rsid="00183704" officeooo:paragraph-rsid="00162397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2397" style:font-size-asian="14pt" style:font-size-complex="14pt"/>
    </style:style>
    <style:style style:name="T3" style:family="text">
      <style:text-properties fo:font-size="14pt" officeooo:rsid="0016637a" style:font-size-asian="14pt" style:font-size-complex="14pt"/>
    </style:style>
    <style:style style:name="T4" style:family="text">
      <style:text-properties fo:font-size="14pt" officeooo:rsid="00183704" style:font-size-asian="14pt" style:font-size-complex="14pt"/>
    </style:style>
    <style:style style:name="T5" style:family="text">
      <style:text-properties fo:font-size="14pt" fo:font-weight="bold" officeooo:rsid="0016637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83704" style:font-size-asian="14pt" style:font-weight-asian="bold" style:font-size-complex="14pt" style:font-weight-complex="bold"/>
    </style:style>
    <style:style style:name="T7" style:family="text">
      <style:text-properties fo:font-size="14pt" fo:font-weight="normal" officeooo:rsid="0016637a" style:font-size-asian="14pt" style:font-weight-asian="normal" style:font-size-complex="14pt" style:font-weight-complex="normal"/>
    </style:style>
    <style:style style:name="T8" style:family="text">
      <style:text-properties style:text-position="super 58%" fo:font-size="14pt" style:font-size-asian="14pt" style:font-size-complex="14pt"/>
    </style:style>
    <style:style style:name="T9" style:family="text">
      <style:text-properties style:text-position="super 58%" fo:font-size="14pt" officeooo:rsid="00183704" style:font-size-asian="14pt" style:font-size-complex="14pt"/>
    </style:style>
    <style:style style:name="T10" style:family="text">
      <style:text-properties officeooo:rsid="001ad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GDL Breakdown:</text:p>
      <text:p text:style-name="P1"/>
      <text:p text:style-name="P1">1)Sprite Set</text:p>
      <text:p text:style-name="P1"/>
      <text:p text:style-name="P1">Layout: </text:p>
      <text:p text:style-name="P1"><text:tab/>sprite_1 &gt; type_1 parameters</text:p>
      <text:p text:style-name="P1"/>
      <text:p text:style-name="P1">1.1)Atributes:</text:p>
      <text:p text:style-name="P1"><text:tab/>1.1.1)Name – arbitrary, user can choose any alphanumeric name for sprite</text:p>
      <text:p text:style-name="P1"><text:tab/></text:p>
      <text:p text:style-name="P1">1.1.2)Sprite type:</text:p>
      <text:p text:style-name="P1"><text:tab/>1.1.2.1)Avatar Sprites:</text:p>
      <text:p text:style-name="P1"><text:tab/><text:tab/>-MovingAvatar</text:p>
      <text:p text:style-name="P1"><text:tab/><text:tab/>-HorizontalAvatar</text:p>
      <text:p text:style-name="P1"><text:tab/><text:tab/>-OngoingAvatar</text:p>
      <text:p text:style-name="P1"><text:tab/><text:tab/>-OngoingTurningAvatar</text:p>
      <text:p text:style-name="P1"><text:tab/><text:tab/>-MissileAvatar</text:p>
      <text:p text:style-name="P1"><text:tab/><text:tab/>-OrientedAvatar</text:p>
      <text:p text:style-name="P1"><text:tab/><text:tab/>-ShootAvatar</text:p>
      <text:p text:style-name="P1"><text:tab/><text:tab/>-FlakAvatar</text:p>
      <text:p text:style-name="P1"/>
      <text:p text:style-name="P1"><text:tab/>1.1.2.2)Other Sprites:</text:p>
      <text:p text:style-name="P1"><text:tab/>-Immovable</text:p>
      <text:p text:style-name="P1"><text:tab/>-Passive</text:p>
      <text:p text:style-name="P1"><text:tab/>-Flicker</text:p>
      <text:p text:style-name="P1"><text:tab/>-OrientedFlicker</text:p>
      <text:p text:style-name="P1"><text:tab/>-Missile</text:p>
      <text:p text:style-name="P1"><text:tab/>-RandomMissile</text:p>
      <text:p text:style-name="P1"><text:tab/>--------------------------<text:tab/></text:p>
      <text:p text:style-name="P1"><text:tab/>-RandomNPC</text:p>
      <text:p text:style-name="P1"><text:tab/>-Chaser</text:p>
      <text:p text:style-name="P1"><text:tab/>-Fleeing</text:p>
      <text:p text:style-name="P1"><text:tab/>-AlternateChaser</text:p>
      <text:p text:style-name="P1"><text:tab/>-RandomAltChaser</text:p>
      <text:p text:style-name="P1"><text:tab/>---------------------------</text:p>
      <text:p text:style-name="P1"><text:tab/>-SpawnPoint</text:p>
      <text:p text:style-name="P1"><text:tab/>-Bomber</text:p>
      <text:p text:style-name="P1"><text:tab/>-RandomBomber</text:p>
      <text:p text:style-name="P1"><text:tab/>-BomberRandomMissile</text:p>
      <text:p text:style-name="P1"><text:tab/>-Spreader</text:p>
      <text:p text:style-name="P1"><text:tab/>---------------------------</text:p>
      <text:p text:style-name="P1"><text:tab/>-Door</text:p>
      <text:p text:style-name="P1"><text:soft-page-break/><text:tab/>-Portal</text:p>
      <text:p text:style-name="P1"><text:tab/>--------------------------</text:p>
      <text:p text:style-name="P1"><text:tab/>-Resource</text:p>
      <text:p text:style-name="P1"/>
      <text:p text:style-name="P1"/>
      <text:p text:style-name="P1"/>
      <text:p text:style-name="P1"/>
      <text:p text:style-name="P1"><text:tab/>1.1.3)Possible parameters:</text:p>
      <text:p text:style-name="P1"><text:tab/>Graphics:</text:p>
      <text:p text:style-name="P1"><text:tab/><text:tab/>-shrinkfactor: float(default=1)</text:p>
      <text:p text:style-name="P1"><text:tab/><text:tab/>-invisible: bool(default = True)</text:p>
      <text:p text:style-name="P1"><text:tab/><text:tab/>-hidden: bool(default = False)</text:p>
      <text:p text:style-name="P1"><text:tab/><text:tab/>-img: string(to be found in sprites folder)(default: null)</text:p>
      <text:p text:style-name="P1"><text:tab/><text:tab/>-color: any of the COLOR values(BLUE, DARKBLUE, RED, YELLOW, ORANGE, WHITE,...)(default = random color)</text:p>
      <text:p text:style-name="P1"><text:tab/>Existence:</text:p>
      <text:p text:style-name="P1"><text:tab/><text:tab/>-singleton: bool(default = False)(only one instance of the sprite can exist)</text:p>
      <text:p text:style-name="P1"><text:tab/>Update:</text:p>
      <text:p text:style-name="P1"><text:tab/><text:tab/>-cooldown: integer(default = 1)</text:p>
      <text:p text:style-name="P1"><text:tab/><text:tab/>-speed: bool(default = True)</text:p>
      <text:p text:style-name="P1"><text:tab/>Orientation:</text:p>
      <text:p text:style-name="P1"><text:tab/><text:tab/>-orientation: direction value(UP,DOWN,LEFT,RIGHT)(default=NONE)</text:p>
      <text:p text:style-name="P1"><text:tab/><text:tab/>-rotateInPlace: bool(default = true)</text:p>
      <text:p text:style-name="P1"/>
      <text:p text:style-name="P1"/>
      <text:p text:style-name="P1">2)Level Mapping</text:p>
      <text:p text:style-name="P1">Layout: </text:p>
      <text:p text:style-name="P1"><text:tab/>symbol_1 &gt; sprite_1</text:p>
      <text:p text:style-name="P1"><text:tab/>symbol_2 &gt; sprite_2 sprite_3</text:p>
      <text:p text:style-name="P1">symbol = one character</text:p>
      <text:p text:style-name="P1">sprite = defined sprite in the section above</text:p>
      <text:p text:style-name="P1"/>
      <text:p text:style-name="P1">The level mapping will probably be the backend of the grid editor, and so the users don’t really need to concern themselves with it.</text:p>
      <text:p text:style-name="P1"/>
      <text:p text:style-name="P1"/>
      <text:p text:style-name="P1">3)TerminationSet</text:p>
      <text:p text:style-name="P1">Conditions to terminate game(game ends with either a Win or Lose state).</text:p>
      <text:p text:style-name="P1">Layout:</text:p>
      <text:p text:style-name="P1"><text:tab/>Condition parameters win = True/False (default=False)</text:p>
      <text:p text:style-name="P1">Layout(multiplayer)(are we making it multiplayer-functional?):</text:p>
      <text:p text:style-name="Standard"><text:span text:style-name="T1"><text:tab/>Condition parameters win = False,True(means 1</text:span><text:span text:style-name="T8">st</text:span><text:span text:style-name="T1"> player loses, 2</text:span><text:span text:style-name="T8">nd</text:span><text:span text:style-name="T1"> wins)</text:span></text:p>
      <text:p text:style-name="P1"><text:soft-page-break/>3.1) Conditions:</text:p>
      <text:p text:style-name="P1"><text:tab/>-SpriteCounter: level is terminated if number of a certain sprite is &lt;= value</text:p>
      <text:p text:style-name="P1"><text:tab/>Properties:</text:p>
      <text:p text:style-name="P1"><text:tab/><text:tab/>stype: sprite name for condition → string</text:p>
      <text:p text:style-name="P1"><text:tab/><text:tab/>limit: int(default = 0)</text:p>
      <text:p text:style-name="P1"><text:tab/>-MultiSpriteCounter: level terminated if sum of two diff sprites == value</text:p>
      <text:p text:style-name="P1"><text:tab/>Properties:</text:p>
      <text:p text:style-name="P1"><text:tab/><text:tab/>stype1: string(default = null)</text:p>
      <text:p text:style-name="P1"><text:tab/><text:tab/>stype2: string(default = null)</text:p>
      <text:p text:style-name="P1"><text:tab/><text:tab/>limit: int(default = 0)</text:p>
      <text:p text:style-name="P1"><text:tab/>-TimeoutScoreCount(Multiplayer): level terminates if game time &gt;= value; win awarded to player with most points, other player loses.</text:p>
      <text:p text:style-name="P1"><text:tab/>Properties:</text:p>
      <text:p text:style-name="P1"><text:tab/><text:tab/>limit: amount of time(time ticks) for the level to <text:s/>terminate; int ( default: 0)</text:p>
      <text:p text:style-name="P1"><text:tab/></text:p>
      <text:p text:style-name="P1"/>
      <text:p text:style-name="P1"/>
      <text:p text:style-name="P1"/>
      <text:p text:style-name="P1">4)InteractionSet</text:p>
      <text:p text:style-name="P1">Defines collisions between sprites. Defined action affects first object only.</text:p>
      <text:p text:style-name="Standard"><text:span text:style-name="T1">Layout: sprite_1 sprite_2 &gt; interaction parameters</text:span><text:span text:style-name="T2">(of that kind of interaction)</text:span></text:p>
      <text:p text:style-name="P8"/>
      <text:p text:style-name="P9">4.1) Interactions:</text:p>
      <text:p text:style-name="P2"><text:span text:style-name="T1"><text:tab/></text:span><text:span text:style-name="T5">KILL:</text:span></text:p>
      <text:p text:style-name="P9"><text:tab/>-killSprite:kills first sprite</text:p>
      <text:p text:style-name="P9"><text:tab/>-killIfHasMore: kill first sprite if it has a resource value &gt;= limit</text:p>
      <text:p text:style-name="P9"><text:tab/>Properties:</text:p>
      <text:p text:style-name="P9"><text:tab/><text:tab/>resource: string = resource name used in checking</text:p>
      <text:p text:style-name="P9"><text:tab/><text:tab/>limit: int(?) = limit which the resource is compared with</text:p>
      <text:p text:style-name="P9"><text:tab/>-killIfHasLess: kill first sprite if it has resource value &lt;= limit</text:p>
      <text:p text:style-name="P9"><text:tab/>Properties:</text:p>
      <text:p text:style-name="P9"><text:tab/><text:tab/>resource: string = resource name used in checking</text:p>
      <text:p text:style-name="P9"><text:tab/><text:tab/>limit: int(?) = limit which the resource is compared with</text:p>
      <text:p text:style-name="P9"><text:tab/>-killFromAbove: kills if second obj approached from above</text:p>
      <text:p text:style-name="P9"><text:tab/>-killIfOtherHasMore: kill first if second has res value &gt;= limit</text:p>
      <text:p text:style-name="P9"><text:tab/>Properties:</text:p>
      <text:p text:style-name="P9"><text:tab/><text:tab/>resource: string = resource name used in checking</text:p>
      <text:p text:style-name="P9"><text:tab/><text:tab/>limit: int(?) = limit which the resource is compared with</text:p>
      <text:p text:style-name="P2"><text:span text:style-name="T1"><text:tab/>-</text:span><text:span text:style-name="T3">transformToSingleton: transforms all stype to stype_other </text:span></text:p>
      <text:p text:style-name="P10"><text:tab/>Properties:</text:p>
      <text:p text:style-name="P10"><text:tab/><text:tab/>stype: string = destroyed sprite name</text:p>
      <text:p text:style-name="P15"><text:tab/><text:tab/>stype_other: transformed sprite name</text:p>
      <text:p text:style-name="P10"><text:soft-page-break/></text:p>
      <text:p text:style-name="P10"/>
      <text:p text:style-name="P2"><text:span text:style-name="T3"><text:tab/></text:span><text:span text:style-name="T5">SPAWN:</text:span></text:p>
      <text:p text:style-name="P10"><text:tab/>-spawnBehind: create new sprite behind the second sprite in the interaction</text:p>
      <text:p text:style-name="P10"><text:tab/>Properties: </text:p>
      <text:p text:style-name="P10"><text:tab/><text:tab/>stype: spawned sprite type;</text:p>
      <text:p text:style-name="P11"><text:tab/>-spawnIfHasMore: create new sprite if first obj has res &gt;= limit</text:p>
      <text:p text:style-name="P11"><text:tab/>Properties:</text:p>
      <text:p text:style-name="P11"><text:tab/><text:tab/>stype: spawned sprite name</text:p>
      <text:p text:style-name="P11"><text:tab/><text:tab/>resource: resource<text:tab/></text:p>
      <text:p text:style-name="P11"><text:tab/><text:tab/>limit: limit</text:p>
      <text:p text:style-name="P10"><text:tab/>-spawnIfHasLess: create new sprite if first obj has res &lt;= limit</text:p>
      <text:p text:style-name="P10"><text:tab/>Properties:</text:p>
      <text:p text:style-name="P10"><text:tab/><text:tab/>stype: spawned sprite name</text:p>
      <text:p text:style-name="P10"><text:tab/><text:tab/>resource: resource<text:tab/></text:p>
      <text:p text:style-name="P10"><text:tab/><text:tab/>limit: limit</text:p>
      <text:p text:style-name="P10"><text:tab/>-cloneSprite: clones first sprite with the same current parameters</text:p>
      <text:p text:style-name="P10"><text:tab/>-transformTo: change first sprite into stype</text:p>
      <text:p text:style-name="P10"><text:tab/>Properties:</text:p>
      <text:p text:style-name="P10"><text:tab/><text:tab/>stype: target sprite name to be transformed to</text:p>
      <text:p text:style-name="P10"><text:tab/>-updateSpawnType: updates the spawn type of a spawn point, replaces SECOND sprite in the interaction.</text:p>
      <text:p text:style-name="P10"><text:tab/>Properties:</text:p>
      <text:p text:style-name="P10"><text:tab/><text:tab/>stype: new spawn type</text:p>
      <text:p text:style-name="P10"><text:tab/><text:tab/>spawnPoint: str = SpawnPoint which should receive the update</text:p>
      <text:p text:style-name="P15"><text:tab/>removeScore: resets the score of avatar to 0, if the first sprite in the interaction is avatar.</text:p>
      <text:p text:style-name="P10"/>
      <text:p text:style-name="P2"><text:span text:style-name="T3"><text:tab/></text:span><text:span text:style-name="T5">UNDO:</text:span></text:p>
      <text:p text:style-name="P12"><text:tab/>stepBack: undo last movement of first sprite</text:p>
      <text:p text:style-name="P16"><text:tab/>undoAll: undo all actions that happened in the last tick</text:p>
      <text:p text:style-name="P2"><text:span text:style-name="T7"><text:tab/></text:span><text:span text:style-name="T5">DIRECTION:</text:span></text:p>
      <text:p text:style-name="P3"><text:span text:style-name="T3"><text:tab/>flipDirection: </text:span><text:span text:style-name="T4">changes first sprite’s orientation to a new random one</text:span></text:p>
      <text:p text:style-name="P13"><text:tab/>reverseDirection: reverses first sprite’s orientation to opposite one</text:p>
      <text:p text:style-name="P17"><text:tab/>attractGaze: change first sprite’s orientation to be equal to the second sprite’s</text:p>
      <text:p text:style-name="P3"><text:span text:style-name="T4"><text:tab/></text:span><text:span text:style-name="T6">MOVEMENT:</text:span></text:p>
      <text:p text:style-name="P3"><text:span text:style-name="T6"><text:tab/></text:span><text:span text:style-name="T4">turnAround: reverses first sprite’s direction to opposite direction and change the sprite position to one tile below.</text:span></text:p>
      <text:p text:style-name="P13"><text:tab/>wrapAround: Wrap the first sprite around in the game screen.</text:p>
      <text:p text:style-name="P3"><text:span text:style-name="T4"><text:tab/>teleportToExit: teleports first obj to a certain sprite position defined by 2</text:span><text:span text:style-name="T9">nd</text:span><text:span text:style-name="T4"> sprite(which has to be Portal sprite). If certain sprite is not found, kills first sprite.</text:span></text:p>
      <text:p text:style-name="P3"><text:soft-page-break/><text:span text:style-name="T4"><text:tab/>pullWithIt: move 1</text:span><text:span text:style-name="T9">st</text:span><text:span text:style-name="T4"> sprite the same amount and direction as the 2</text:span><text:span text:style-name="T9">nd</text:span><text:span text:style-name="T4"> sprite(used for moving platforms).</text:span></text:p>
      <text:p text:style-name="P5"><text:span text:style-name="T4"><text:tab/>bounceForward: push 1</text:span><text:span text:style-name="T9">st</text:span><text:span text:style-name="T4"> sprite on step in same direction as 2</text:span><text:span text:style-name="T9">nd</text:span><text:span text:style-name="T4"> sprite.</text:span></text:p>
      <text:p text:style-name="P3"><text:span text:style-name="T4"><text:tab/></text:span><text:span text:style-name="T6">RESOURCE:</text:span></text:p>
      <text:p text:style-name="P3"><text:span text:style-name="T6"><text:tab/></text:span><text:span text:style-name="T4">collectResource: destroys 1</text:span><text:span text:style-name="T9">st</text:span><text:span text:style-name="T4"> obj and change resource value of second sprite by a certain amount(1st sprite must be of type Resource).</text:span></text:p>
      <text:p text:style-name="P13"><text:tab/><text:span text:style-name="T10">c</text:span>hangeResource: changes the resource value in the first sprite by a certain amount.</text:p>
      <text:p text:style-name="P14"><text:tab/>Properties: </text:p>
      <text:p text:style-name="P4"><text:span text:style-name="T4"><text:tab/><text:tab/>resource: resource name in the 1</text:span><text:span text:style-name="T9">st</text:span><text:span text:style-name="T4"> obj</text:span></text:p>
      <text:p text:style-name="P14"><text:tab/><text:tab/>value: amount of change to that re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58:38</meta:creation-date>
    <dc:language>en-US</dc:language>
    <dc:date>2016-07-18T18:45:21.332000000</dc:date>
    <meta:editing-cycles>6</meta:editing-cycles>
    <meta:editing-duration>P1DT3H46M35S</meta:editing-duration>
    <meta:generator>LibreOffice/5.1.4.2$Windows_x86 LibreOffice_project/f99d75f39f1c57ebdd7ffc5f42867c12031db97a</meta:generator>
    <meta:document-statistic meta:table-count="0" meta:image-count="0" meta:object-count="0" meta:page-count="5" meta:paragraph-count="148" meta:word-count="737" meta:character-count="5465" meta:non-whitespace-character-count="4691"/>
  </office:meta>
</office:document-meta>
</file>